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森にも敵がいるよう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t looks like there are enemies in this forest,
too.</text:p>
          </table:table-cell>
          <table:table-cell table:number-columns-repeated="1020"/>
        </table:table-row>
        <table:table-row>
          <table:table-cell table:style-name="ce0" office:value-type="string">
            <text:p>ある程度戦って経験を積むのも良し、
できるだけ戦闘を回避して体力を温存するのも
良し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t would be nice to grind for experience to a
certain extent, but it's also important to avoid
encounters to preserve stamina where we can.</text:p>
          </table:table-cell>
          <table:table-cell table:number-columns-repeated="1020"/>
        </table:table-row>
        <table:table-row>
          <table:table-cell table:style-name="ce0" office:value-type="string">
            <text:p>状況に応じて対応しよ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Let's act according to the situation.</text:p>
          </table:table-cell>
          <table:table-cell table:number-columns-repeated="1020"/>
        </table:table-row>
        <table:table-row>
          <table:table-cell table:style-name="ce0" office:value-type="string">
            <text:p>【エンカウント回避】が使えるようになりました。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You can now use 【Encounter Evasion】.</text:p>
          </table:table-cell>
          <table:table-cell table:number-columns-repeated="1020"/>
        </table:table-row>
        <table:table-row>
          <table:table-cell table:style-name="ce0" office:value-type="string">
            <text:p>敵が出現するエリアでも、【S】キーを
押しながら歩くことで敵がエンカウントしなく
なります。</text:p>
          </table:table-cell>
          <table:table-cell table:style-name="ce0"/>
          <table:table-cell table:style-name="ce0"/>
          <table:table-cell table:style-name="ce0" office:value-type="string">
            <text:p>By holding down the 【S】 key, you can avoid
enemy encounters even while walking through
areas where they normally appear.</text:p>
          </table:table-cell>
          <table:table-cell table:number-columns-repeated="1020"/>
        </table:table-row>
        <table:table-row>
          <table:table-cell table:style-name="ce0" office:value-type="string">
            <text:p>探索や謎解きに集中したい時に利用しましょう。</text:p>
          </table:table-cell>
          <table:table-cell table:style-name="ce0"/>
          <table:table-cell table:style-name="ce0"/>
          <table:table-cell table:style-name="ce0" office:value-type="string">
            <text:p>Use it whenever you'd like to focus on
exploration or riddle-solv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3+01:00</meta:creation-date>
    <dc:date>2019-11-03T17:4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